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cfdf7" officeooo:paragraph-rsid="001cfdf7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cfdf7" officeooo:paragraph-rsid="001cfdf7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none" officeooo:rsid="001cfdf7" officeooo:paragraph-rsid="001cfdf7" style:font-size-asian="10.5pt" style:font-size-complex="12pt"/>
    </style:style>
    <style:style style:name="T1" style:family="text">
      <style:text-properties officeooo:rsid="001fd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3">Le bateau télécommandé </text:p>
      <text:p text:style-name="P3"/>
      <text:p text:style-name="P2">-<text:span text:style-name="T1">Créer une coque de bateau étanche</text:span></text:p>
      <text:p text:style-name="P2">-<text:span text:style-name="T1">Utiliser le moins d’espace possible pour avoir un bateau relativement petit</text:span></text:p>
      <text:p text:style-name="P2">-<text:span text:style-name="T1">Créer une télécommande contrôlant le bateau</text:span></text:p>
      <text:p text:style-name="P2">-<text:span text:style-name="T1">(pouvoir lâcher une ancre)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3:22:48.466000000</meta:creation-date>
    <dc:date>2023-12-16T14:07:15.469000000</dc:date>
    <meta:editing-duration>P8DT44M26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6" meta:word-count="33" meta:character-count="222" meta:non-whitespace-character-count="194"/>
  </office:meta>
</office:document-meta>
</file>